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Geneva" svg:font-family="Geneva, Arial, Helvetica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Geneva" fo:font-size="9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6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7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8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9" style:family="paragraph" style:parent-style-name="Text_20_body" style:list-style-name="L6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10" style:family="paragraph" style:parent-style-name="Text_20_body" style:list-style-name="L7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11" style:family="paragraph" style:parent-style-name="Text_20_body" style:list-style-name="L8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12" style:family="paragraph" style:parent-style-name="Text_20_body" style:list-style-name="L9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13" style:family="paragraph" style:parent-style-name="Text_20_body" style:list-style-name="L10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14" style:family="paragraph" style:parent-style-name="Text_20_body" style:list-style-name="L1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15" style:family="paragraph" style:parent-style-name="Text_20_body" style:list-style-name="L1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16" style:family="paragraph" style:parent-style-name="Text_20_body" style:list-style-name="L1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17" style:family="paragraph" style:parent-style-name="Text_20_body" style:list-style-name="L1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18" style:family="paragraph" style:parent-style-name="Text_20_body" style:list-style-name="L15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19" style:family="paragraph" style:parent-style-name="Text_20_body" style:list-style-name="L16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20" style:family="paragraph" style:parent-style-name="Text_20_body" style:list-style-name="L17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21" style:family="paragraph" style:parent-style-name="Text_20_body" style:list-style-name="L18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22" style:family="paragraph" style:parent-style-name="Text_20_body" style:list-style-name="L19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23" style:family="paragraph" style:parent-style-name="Text_20_body" style:list-style-name="L20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24" style:family="paragraph" style:parent-style-name="Text_20_body" style:list-style-name="L2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25" style:family="paragraph" style:parent-style-name="Text_20_body" style:list-style-name="L2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26" style:family="paragraph" style:parent-style-name="Text_20_body" style:list-style-name="L2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27" style:family="paragraph" style:parent-style-name="Text_20_body" style:list-style-name="L2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28" style:family="paragraph" style:parent-style-name="Text_20_body" style:list-style-name="L25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29" style:family="paragraph" style:parent-style-name="Text_20_body" style:list-style-name="L26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30" style:family="paragraph" style:parent-style-name="Text_20_body" style:list-style-name="L27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31" style:family="paragraph" style:parent-style-name="Text_20_body" style:list-style-name="L28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32" style:family="paragraph" style:parent-style-name="Text_20_body" style:list-style-name="L29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33" style:family="paragraph" style:parent-style-name="Text_20_body" style:list-style-name="L30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34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35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36" style:family="paragraph" style:parent-style-name="Text_20_body" style:list-style-name="L1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37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38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39" style:family="paragraph" style:parent-style-name="Text_20_body" style:list-style-name="L16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40" style:family="paragraph" style:parent-style-name="Text_20_body" style:list-style-name="L17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41" style:family="paragraph" style:parent-style-name="Text_20_body" style:list-style-name="L2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42" style:family="paragraph" style:parent-style-name="Text_20_body" style:list-style-name="L2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43" style:family="paragraph" style:parent-style-name="Text_20_body" style:list-style-name="L2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44" style:family="paragraph" style:parent-style-name="Text_20_body" style:list-style-name="L2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45" style:family="paragraph" style:parent-style-name="Text_20_body" style:list-style-name="L26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46" style:family="paragraph" style:parent-style-name="Text_20_body" style:list-style-name="L27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47" style:family="paragraph" style:parent-style-name="Text_20_body" style:list-style-name="L2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00906" style:font-name="Geneva" fo:font-size="9pt" fo:letter-spacing="normal" fo:font-style="normal" fo:font-weight="normal"/>
    </style:style>
    <style:style style:name="P48" style:family="paragraph" style:parent-style-name="Heading_20_3">
      <style:text-properties fo:font-variant="normal" fo:text-transform="none" fo:color="#660000" style:font-name="Geneva" fo:font-size="9.75pt" fo:letter-spacing="normal" fo:font-style="normal" fo:font-weight="bold"/>
    </style:style>
    <style:style style:name="P49" style:family="paragraph" style:parent-style-name="Heading_20_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660000" style:font-name="Geneva" fo:font-size="9.75pt" fo:letter-spacing="normal" fo:font-style="normal" fo:font-weight="bold"/>
    </style:style>
    <style:style style:name="T1" style:family="text">
      <style:text-properties fo:font-variant="normal" fo:text-transform="none" fo:color="#333333" style:font-name="Geneva" fo:font-size="9pt" fo:letter-spacing="normal" fo:font-style="normal" fo:font-weight="bold"/>
    </style:style>
    <style:style style:name="T2" style:family="text">
      <style:text-properties fo:font-variant="normal" fo:text-transform="none" fo:color="#333333" style:font-name="Geneva" fo:font-size="9pt" fo:letter-spacing="normal" fo:font-style="normal" fo:font-weight="normal"/>
    </style:style>
    <style:style style:name="T3" style:family="text">
      <style:text-properties fo:color="#a80e13"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3">PREÁMBULO</text:h>
      <text:p text:style-name="P1">Considerando que la libertad, la justicia y la paz en el mundo tienen por base el reconocimiento de la dignidad intrínseca y de los derechos iguales e inalienables de todos los miembros de la familia humana;</text:p>
      <text:p text:style-name="P1">Considerando que el desconocimiento y el menosprecio de los derechos humanos han originado actos de barbarie ultrajantes para la conciencia de la humanidad, y que se ha proclamado, como la aspiración más elevada del hombre, el advenimiento de un mundo en que los seres humanos, liberados del temor y de la miseria, disfruten de la libertad de palabra y de la libertad de creencias;</text:p>
      <text:p text:style-name="P1">Considerando esencial que los derechos humanos sean protegidos por un régimen de Derecho, a fin de que el hombre no se vea compelido al supremo recurso de la rebelión contra la tiranía y la opresión;</text:p>
      <text:p text:style-name="P1">Considerando también esencial promover el desarrollo de relaciones amistosas entre las naciones;</text:p>
      <text:p text:style-name="P1">Considerando que los pueblos de las Naciones Unidas han reafirmado en la Carta su fe en los derechos fundamentales del hombre, en la dignidad y el valor de la persona humana y en la igualdad de derechos de hombres y mujeres, y se han declarado resueltos a promover el progreso social y a elevar el nivel de vida dentro de un concepto más amplio de la libertad;</text:p>
      <text:p text:style-name="P1">Considerando que los Estados Miembros se han comprometido a asegurar, en cooperación con la Organización de las Naciones Unidas, el respeto universal y efectivo a los derechos y libertades fundamentales del hombre, y</text:p>
      <text:p text:style-name="P1">Considerando que una concepción común de estos derechos y libertades es de la mayor importancia para el pleno cumplimiento de dicho compromiso;</text:p>
      <text:p text:style-name="P3"><text:span text:style-name="Strong_20_Emphasis"><text:span text:style-name="T1">LA ASAMBLEA GENERAL proclama la presente DECLARACIÓN UNIVERSAL DE DERECHOS HUMANOS</text:span></text:span><text:span text:style-name="T2"> como ideal común por el que todos los pueblos y naciones deben esforzarse, a fin de que tanto los individuos como las instituciones, inspirándose constantemente en ella, promuevan, mediante la enseñanza y la educación, el respeto a estos derechos y libertades, y aseguren, por medidas progresivas de carácter nacional e internacional, su reconocimiento y aplicación universales y efectivos, tanto entre los pueblos de los Estados Miembros como entre los de los territorios colocados bajo su jurisdicción.</text:span></text:p>
      <text:p text:style-name="P2"> </text:p>
      <text:h text:style-name="P49" text:outline-level="3"><draw:frame draw:style-name="fr1" draw:name="Frame1" text:anchor-type="paragraph" svg:width="16.51cm" draw:z-index="0"><draw:text-box fo:min-height="0.041cm"><text:p text:style-name="Text_20_body"><text:a xlink:type="simple" xlink:href="#atop"><text:span text:style-name="T3">Subir</text:span></text:a></text:p></draw:text-box></draw:frame><text:bookmark text:name="a1"/>Artículo 1.</text:h>
      <text:list xml:id="list688880147" text:style-name="L1">
        <text:list-item>
          <text:p text:style-name="P4">Todos los seres humanos nacen libres e iguales en dignidad y derechos y, dotados como están de razón y conciencia, deben comportarse fraternalmente los unos con los otros.</text:p>
        </text:list-item>
      </text:list>
      <text:h text:style-name="P49" text:outline-level="3"><draw:frame draw:style-name="fr1" draw:name="Frame2" text:anchor-type="paragraph" svg:width="16.51cm" draw:z-index="1"><draw:text-box fo:min-height="0.041cm"><text:p text:style-name="Text_20_body"><text:a xlink:type="simple" xlink:href="#atop"><text:span text:style-name="T3">Subir</text:span></text:a></text:p></draw:text-box></draw:frame><text:bookmark text:name="a2"/>Artículo 2.</text:h>
      <text:list xml:id="list196100229" text:style-name="L2">
        <text:list-item>
          <text:p text:style-name="P34">Toda persona tiene todos los derechos y libertades proclamados en esta Declaración, sin distinción alguna de raza, color, sexo, idioma, religión, opinión política o de cualquier otra índole, origen nacional o social, posición económica, nacimiento o cualquier otra condición.</text:p>
        </text:list-item>
        <text:list-item>
          <text:p text:style-name="P5">Además, no se hará distinción alguna fundada en la condición política, jurídica o internacional del país o territorio de cuya jurisdicción dependa una persona, tanto si se trata de un país independiente, como de un territorio bajo administración fiduciaria, no autónomo o sometido a cualquier otra limitación de soberanía.</text:p>
        </text:list-item>
      </text:list>
      <text:h text:style-name="P49" text:outline-level="3"><draw:frame draw:style-name="fr1" draw:name="Frame3" text:anchor-type="paragraph" svg:width="16.51cm" draw:z-index="2"><draw:text-box fo:min-height="0.041cm"><text:p text:style-name="Text_20_body"><text:a xlink:type="simple" xlink:href="#atop"><text:span text:style-name="T3">Subir</text:span></text:a></text:p></draw:text-box></draw:frame><text:bookmark text:name="a3"/>Artículo 3.</text:h>
      <text:list xml:id="list121999347" text:style-name="L3">
        <text:list-item>
          <text:p text:style-name="P6">Todo individuo tiene derecho a la vida, a la libertad y a la seguridad de su persona.</text:p>
        </text:list-item>
      </text:list>
      <text:h text:style-name="P49" text:outline-level="3"><draw:frame draw:style-name="fr1" draw:name="Frame4" text:anchor-type="paragraph" svg:width="16.51cm" draw:z-index="3"><draw:text-box fo:min-height="0.041cm"><text:p text:style-name="Text_20_body"><text:a xlink:type="simple" xlink:href="#atop"><text:span text:style-name="T3">Subir</text:span></text:a></text:p></draw:text-box></draw:frame><text:bookmark text:name="a4"/>Artículo 4.</text:h>
      <text:list xml:id="list1212781709" text:style-name="L4">
        <text:list-item>
          <text:p text:style-name="P7">Nadie estará sometido a esclavitud ni a servidumbre, la esclavitud y la trata de esclavos están prohibidas en todas sus formas.</text:p>
        </text:list-item>
      </text:list>
      <text:h text:style-name="P49" text:outline-level="3"><draw:frame draw:style-name="fr1" draw:name="Frame5" text:anchor-type="paragraph" svg:width="16.51cm" draw:z-index="4"><draw:text-box fo:min-height="0.041cm"><text:p text:style-name="Text_20_body"><text:a xlink:type="simple" xlink:href="#atop"><text:span text:style-name="T3">Subir</text:span></text:a></text:p></draw:text-box></draw:frame><text:bookmark text:name="a5"/><text:soft-page-break/>Artículo 5.</text:h>
      <text:list xml:id="list1319596442" text:style-name="L5">
        <text:list-item>
          <text:p text:style-name="P8">Nadie será sometido a torturas ni a penas o tratos crueles, inhumanos o degradantes.</text:p>
        </text:list-item>
      </text:list>
      <text:h text:style-name="P49" text:outline-level="3"><draw:frame draw:style-name="fr1" draw:name="Frame6" text:anchor-type="paragraph" svg:width="16.51cm" draw:z-index="5"><draw:text-box fo:min-height="0.041cm"><text:p text:style-name="Text_20_body"><text:a xlink:type="simple" xlink:href="#atop"><text:span text:style-name="T3">Subir</text:span></text:a></text:p></draw:text-box></draw:frame><text:bookmark text:name="a6"/>Artículo 6.</text:h>
      <text:list xml:id="list1265759018" text:style-name="L6">
        <text:list-item>
          <text:p text:style-name="P9">Todo ser humano tiene derecho, en todas partes, al reconocimiento de su personalidad jurídica.</text:p>
        </text:list-item>
      </text:list>
      <text:h text:style-name="P49" text:outline-level="3"><draw:frame draw:style-name="fr1" draw:name="Frame7" text:anchor-type="paragraph" svg:width="16.51cm" draw:z-index="6"><draw:text-box fo:min-height="0.041cm"><text:p text:style-name="Text_20_body"><text:a xlink:type="simple" xlink:href="#atop"><text:span text:style-name="T3">Subir</text:span></text:a></text:p></draw:text-box></draw:frame><text:bookmark text:name="a7"/>Artículo 7.</text:h>
      <text:list xml:id="list693326349" text:style-name="L7">
        <text:list-item>
          <text:p text:style-name="P10">Todos son iguales ante la ley y tienen, sin distinción, derecho a igual protección de la ley. Todos tienen derecho a igual protección contra toda discriminación que infrinja esta Declaración y contra toda provocación a tal discriminación.</text:p>
        </text:list-item>
      </text:list>
      <text:h text:style-name="P49" text:outline-level="3"><draw:frame draw:style-name="fr1" draw:name="Frame8" text:anchor-type="paragraph" svg:width="16.51cm" draw:z-index="7"><draw:text-box fo:min-height="0.041cm"><text:p text:style-name="Text_20_body"><text:a xlink:type="simple" xlink:href="#atop"><text:span text:style-name="T3">Subir</text:span></text:a></text:p></draw:text-box></draw:frame><text:bookmark text:name="a8"/>Artículo 8.</text:h>
      <text:list xml:id="list431547976" text:style-name="L8">
        <text:list-item>
          <text:p text:style-name="P11">Toda persona tiene derecho a un recurso efectivo ante los tribunales nacionales competentes, que la ampare contra actos que violen sus derechos fundamentales reconocidos por la constitución o por la ley.</text:p>
        </text:list-item>
      </text:list>
      <text:h text:style-name="P49" text:outline-level="3"><draw:frame draw:style-name="fr1" draw:name="Frame9" text:anchor-type="paragraph" svg:width="16.51cm" draw:z-index="8"><draw:text-box fo:min-height="0.041cm"><text:p text:style-name="Text_20_body"><text:a xlink:type="simple" xlink:href="#atop"><text:span text:style-name="T3">Subir</text:span></text:a></text:p></draw:text-box></draw:frame><text:bookmark text:name="a9"/>Artículo 9.</text:h>
      <text:list xml:id="list180573547" text:style-name="L9">
        <text:list-item>
          <text:p text:style-name="P12">Nadie podrá ser arbitrariamente detenido, preso ni desterrado.</text:p>
        </text:list-item>
      </text:list>
      <text:h text:style-name="P49" text:outline-level="3"><draw:frame draw:style-name="fr1" draw:name="Frame10" text:anchor-type="paragraph" svg:width="16.51cm" draw:z-index="9"><draw:text-box fo:min-height="0.041cm"><text:p text:style-name="Text_20_body"><text:a xlink:type="simple" xlink:href="#atop"><text:span text:style-name="T3">Subir</text:span></text:a></text:p></draw:text-box></draw:frame><text:bookmark text:name="a10"/>Artículo 10.</text:h>
      <text:list xml:id="list1597615313" text:style-name="L10">
        <text:list-item>
          <text:p text:style-name="P13">Toda persona tiene derecho, en condiciones de plena igualdad, a ser oída públicamente y con justicia por un tribunal independiente e imparcial, para la determinación de sus derechos y obligaciones o para el examen de cualquier acusación contra ella en materia penal.</text:p>
        </text:list-item>
      </text:list>
      <text:h text:style-name="P49" text:outline-level="3"><draw:frame draw:style-name="fr1" draw:name="Frame11" text:anchor-type="paragraph" svg:width="16.51cm" draw:z-index="10"><draw:text-box fo:min-height="0.041cm"><text:p text:style-name="Text_20_body"><text:a xlink:type="simple" xlink:href="#atop"><text:span text:style-name="T3">Subir</text:span></text:a></text:p></draw:text-box></draw:frame><text:bookmark text:name="a11"/>Artículo 11.</text:h>
      <text:list xml:id="list352000001" text:style-name="L11">
        <text:list-item>
          <text:p text:style-name="P35">1. Toda persona acusada de delito tiene derecho a que se presuma su inocencia mientras no se pruebe su culpabilidad, conforme a la ley y en juicio público en el que se le hayan asegurado todas las garantías necesarias para su defensa.</text:p>
        </text:list-item>
        <text:list-item>
          <text:p text:style-name="P14">2. Nadie será condenado por actos u omisiones que en el momento de cometerse no fueron delictivos según el Derecho nacional o internacional. Tampoco se impondrá pena más grave que la aplicable en el momento de la comisión del delito.</text:p>
        </text:list-item>
      </text:list>
      <text:h text:style-name="P49" text:outline-level="3"><draw:frame draw:style-name="fr1" draw:name="Frame12" text:anchor-type="paragraph" svg:width="16.51cm" draw:z-index="11"><draw:text-box fo:min-height="0.041cm"><text:p text:style-name="Text_20_body"><text:a xlink:type="simple" xlink:href="#atop"><text:span text:style-name="T3">Subir</text:span></text:a></text:p></draw:text-box></draw:frame><text:bookmark text:name="a12"/>Artículo 12.</text:h>
      <text:list xml:id="list1752512813" text:style-name="L12">
        <text:list-item>
          <text:p text:style-name="P15">Nadie será objeto de injerencias arbitrarias en su vida privada, su familia, su domicilio o su correspondencia, ni de ataques a su honra o a su reputación. Toda persona tiene derecho a la protección de la ley contra tales injerencias o ataques.</text:p>
        </text:list-item>
      </text:list>
      <text:h text:style-name="P49" text:outline-level="3"><draw:frame draw:style-name="fr1" draw:name="Frame13" text:anchor-type="paragraph" svg:width="16.51cm" draw:z-index="12"><draw:text-box fo:min-height="0.041cm"><text:p text:style-name="Text_20_body"><text:a xlink:type="simple" xlink:href="#atop"><text:span text:style-name="T3">Subir</text:span></text:a></text:p></draw:text-box></draw:frame><text:bookmark text:name="a13"/>Artículo 13.</text:h>
      <text:list xml:id="list1266177040" text:style-name="L13">
        <text:list-item>
          <text:p text:style-name="P36">1. Toda persona tiene derecho a circular libremente y a elegir su residencia en el territorio de un Estado.</text:p>
        </text:list-item>
        <text:list-item>
          <text:p text:style-name="P16">2. Toda persona tiene derecho a salir de cualquier país, incluso del propio, y a regresar a su país.</text:p>
        </text:list-item>
      </text:list>
      <text:h text:style-name="P49" text:outline-level="3"><draw:frame draw:style-name="fr1" draw:name="Frame14" text:anchor-type="paragraph" svg:width="16.51cm" draw:z-index="13"><draw:text-box fo:min-height="0.041cm"><text:p text:style-name="Text_20_body"><text:a xlink:type="simple" xlink:href="#atop"><text:span text:style-name="T3">Subir</text:span></text:a></text:p></draw:text-box></draw:frame><text:bookmark text:name="a14"/><text:soft-page-break/>Artículo 14.</text:h>
      <text:list xml:id="list2012353913" text:style-name="L14">
        <text:list-item>
          <text:p text:style-name="P37">1. En caso de persecución, toda persona tiene derecho a buscar asilo, y a disfrutar de él, en cualquier país.</text:p>
        </text:list-item>
        <text:list-item>
          <text:p text:style-name="P17">2. Este derecho no podrá ser invocado contra una acción judicial realmente originada por delitos comunes o por actos opuestos a los propósitos y principios de las Naciones Unidas.</text:p>
        </text:list-item>
      </text:list>
      <text:h text:style-name="P49" text:outline-level="3"><draw:frame draw:style-name="fr1" draw:name="Frame15" text:anchor-type="paragraph" svg:width="16.51cm" draw:z-index="14"><draw:text-box fo:min-height="0.041cm"><text:p text:style-name="Text_20_body"><text:a xlink:type="simple" xlink:href="#atop"><text:span text:style-name="T3">Subir</text:span></text:a></text:p></draw:text-box></draw:frame><text:bookmark text:name="a15"/>Artículo 15.</text:h>
      <text:list xml:id="list924332862" text:style-name="L15">
        <text:list-item>
          <text:p text:style-name="P38">1. Toda persona tiene derecho a una nacionalidad.</text:p>
        </text:list-item>
        <text:list-item>
          <text:p text:style-name="P18">2. A nadie se privará arbitrariamente de su nacionalidad ni del derecho a cambiar de nacionalidad.</text:p>
        </text:list-item>
      </text:list>
      <text:h text:style-name="P49" text:outline-level="3"><draw:frame draw:style-name="fr1" draw:name="Frame16" text:anchor-type="paragraph" svg:width="16.51cm" draw:z-index="15"><draw:text-box fo:min-height="0.041cm"><text:p text:style-name="Text_20_body"><text:a xlink:type="simple" xlink:href="#atop"><text:span text:style-name="T3">Subir</text:span></text:a></text:p></draw:text-box></draw:frame><text:bookmark text:name="a16"/>Artículo 16.</text:h>
      <text:list xml:id="list555039061" text:style-name="L16">
        <text:list-item>
          <text:p text:style-name="P39">1. Los hombres y las mujeres, a partir de la edad núbil, tienen derecho, sin restricción alguna por motivos de raza, nacionalidad o religión, a casarse y fundar una familia, y disfrutarán de iguales derechos en cuanto al matrimonio, durante el matrimonio y en caso de disolución del matrimonio.</text:p>
        </text:list-item>
        <text:list-item>
          <text:p text:style-name="P39">2. Sólo mediante libre y pleno consentimiento de los futuros esposos podrá contraerse el matrimonio.</text:p>
        </text:list-item>
        <text:list-item>
          <text:p text:style-name="P19">3. La familia es el elemento natural y fundamental de la sociedad y tiene derecho a la protección de la sociedad y del Estado.</text:p>
        </text:list-item>
      </text:list>
      <text:h text:style-name="P49" text:outline-level="3"><draw:frame draw:style-name="fr1" draw:name="Frame17" text:anchor-type="paragraph" svg:width="16.51cm" draw:z-index="16"><draw:text-box fo:min-height="0.041cm"><text:p text:style-name="Text_20_body"><text:a xlink:type="simple" xlink:href="#atop"><text:span text:style-name="T3">Subir</text:span></text:a></text:p></draw:text-box></draw:frame><text:bookmark text:name="a17"/>Artículo 17.</text:h>
      <text:list xml:id="list744081763" text:style-name="L17">
        <text:list-item>
          <text:p text:style-name="P40">1. Toda persona tiene derecho a la propiedad, individual y colectivamente.</text:p>
        </text:list-item>
        <text:list-item>
          <text:p text:style-name="P20">2. Nadie será privado arbitrariamente de su propiedad.</text:p>
        </text:list-item>
      </text:list>
      <text:h text:style-name="P49" text:outline-level="3"><draw:frame draw:style-name="fr1" draw:name="Frame18" text:anchor-type="paragraph" svg:width="16.51cm" draw:z-index="17"><draw:text-box fo:min-height="0.041cm"><text:p text:style-name="Text_20_body"><text:a xlink:type="simple" xlink:href="#atop"><text:span text:style-name="T3">Subir</text:span></text:a></text:p></draw:text-box></draw:frame><text:bookmark text:name="a18"/>Artículo 18.</text:h>
      <text:list xml:id="list340351864" text:style-name="L18">
        <text:list-item>
          <text:p text:style-name="P21">Toda persona tiene derecho a la libertad de pensamiento, de conciencia y de religión; este derecho incluye la libertad de cambiar de religión o de creencia, así como la libertad de manifestar su religión o su creencia, individual y colectivamente, tanto en público como en privado, por la enseñanza, la práctica, el culto y la observancia.</text:p>
        </text:list-item>
      </text:list>
      <text:h text:style-name="P49" text:outline-level="3"><draw:frame draw:style-name="fr1" draw:name="Frame19" text:anchor-type="paragraph" svg:width="16.51cm" draw:z-index="18"><draw:text-box fo:min-height="0.041cm"><text:p text:style-name="Text_20_body"><text:a xlink:type="simple" xlink:href="#atop"><text:span text:style-name="T3">Subir</text:span></text:a></text:p></draw:text-box></draw:frame><text:bookmark text:name="a19"/>Artículo 19.</text:h>
      <text:list xml:id="list635668018" text:style-name="L19">
        <text:list-item>
          <text:p text:style-name="P22">Todo individuo tiene derecho a la libertad de opinión y de expresión; este derecho incluye el de no ser molestado a causa de sus opiniones, el de investigar y recibir informaciones y opiniones, y el de difundirlas, sin limitación de fronteras, por cualquier medio de expresión.</text:p>
        </text:list-item>
      </text:list>
      <text:h text:style-name="P49" text:outline-level="3"><draw:frame draw:style-name="fr1" draw:name="Frame20" text:anchor-type="paragraph" svg:width="16.51cm" draw:z-index="19"><draw:text-box fo:min-height="0.041cm"><text:p text:style-name="Text_20_body"><text:a xlink:type="simple" xlink:href="#atop"><text:span text:style-name="T3">Subir</text:span></text:a></text:p></draw:text-box></draw:frame><text:bookmark text:name="a20"/>Artículo 20.</text:h>
      <text:list xml:id="list566710448" text:style-name="L20">
        <text:list-item>
          <text:p text:style-name="P41">1. Toda persona tiene derecho a la libertad de reunión y de asociación pacíficas.</text:p>
        </text:list-item>
        <text:list-item>
          <text:p text:style-name="P23">2. Nadie podrá ser obligado a pertenecer a una asociación.</text:p>
        </text:list-item>
      </text:list>
      <text:h text:style-name="P49" text:outline-level="3"><draw:frame draw:style-name="fr1" draw:name="Frame21" text:anchor-type="paragraph" svg:width="16.51cm" draw:z-index="20"><draw:text-box fo:min-height="0.041cm"><text:p text:style-name="Text_20_body"><text:a xlink:type="simple" xlink:href="#atop"><text:span text:style-name="T3">Subir</text:span></text:a></text:p></draw:text-box></draw:frame><text:bookmark text:name="a21"/>Artículo 21.</text:h>
      <text:list xml:id="list1790952940" text:style-name="L21">
        <text:list-item>
          <text:p text:style-name="P42">1. Toda persona tiene derecho a participar en el gobierno de su país, directamente o por medio de representantes libremente escogidos.</text:p>
        </text:list-item>
        <text:list-item>
          <text:p text:style-name="P42">2. Toda persona tiene el derecho de accceso, en condiciones de igualdad, a las funciones públicas de su país.</text:p>
        </text:list-item>
        <text:list-item>
          <text:p text:style-name="P24">3. La voluntad del pueblo es la base de la autoridad del poder público; esta voluntad se expresará mediante elecciones auténticas que habrán de celebrarse periódicamente, por sufragio universal e igual y por voto secreto u otro procedimiento equivalente que garantice la libertad del voto.</text:p>
        </text:list-item>
      </text:list>
      <text:h text:style-name="P49" text:outline-level="3"><draw:frame draw:style-name="fr1" draw:name="Frame22" text:anchor-type="paragraph" svg:width="16.51cm" draw:z-index="21"><draw:text-box fo:min-height="0.041cm"><text:p text:style-name="Text_20_body"><text:a xlink:type="simple" xlink:href="#atop"><text:span text:style-name="T3">Subir</text:span></text:a></text:p></draw:text-box></draw:frame><text:bookmark text:name="a22"/><text:soft-page-break/>Artículo 22.</text:h>
      <text:list xml:id="list1070011397" text:style-name="L22">
        <text:list-item>
          <text:p text:style-name="P25">Toda persona, como miembro de la sociedad, tiene derecho a la seguridad social, y a obtener, mediante el esfuerzo nacional y la cooperación internacional, habida cuenta de la organización y los recursos de cada Estado, la satisfacción de los derechos económicos, sociales y culturales, indispensables a su dignidad y al libre desarrollo de su personalidad.</text:p>
        </text:list-item>
      </text:list>
      <text:h text:style-name="P49" text:outline-level="3"><draw:frame draw:style-name="fr1" draw:name="Frame23" text:anchor-type="paragraph" svg:width="16.51cm" draw:z-index="22"><draw:text-box fo:min-height="0.041cm"><text:p text:style-name="Text_20_body"><text:a xlink:type="simple" xlink:href="#atop"><text:span text:style-name="T3">Subir</text:span></text:a></text:p></draw:text-box></draw:frame><text:bookmark text:name="a23"/>Artículo 23.</text:h>
      <text:list xml:id="list190885602" text:style-name="L23">
        <text:list-item>
          <text:p text:style-name="P43">1. Toda persona tiene derecho al trabajo, a la libre elección de su trabajo, a condiciones equitativas y satisfactorias de trabajo y a la protección contra el desempleo.</text:p>
        </text:list-item>
        <text:list-item>
          <text:p text:style-name="P43">2. Toda persona tiene derecho, sin discriminación alguna, a igual salario por trabajo igual.</text:p>
        </text:list-item>
        <text:list-item>
          <text:p text:style-name="P43">3. Toda persona que trabaja tiene derecho a una remuneración equitativa y satisfactoria, que le asegure, así como a su familia, una existencia conforme a la dignidad humana y que será completada, en caso necesario, por cualesquiera otros medios de protección social.</text:p>
        </text:list-item>
        <text:list-item>
          <text:p text:style-name="P26">4. Toda persona tiene derecho a fundar sindicatos y a sindicarse para la defensa de sus intereses.</text:p>
        </text:list-item>
      </text:list>
      <text:h text:style-name="P49" text:outline-level="3"><draw:frame draw:style-name="fr1" draw:name="Frame24" text:anchor-type="paragraph" svg:width="16.51cm" draw:z-index="23"><draw:text-box fo:min-height="0.041cm"><text:p text:style-name="Text_20_body"><text:a xlink:type="simple" xlink:href="#atop"><text:span text:style-name="T3">Subir</text:span></text:a></text:p></draw:text-box></draw:frame><text:bookmark text:name="a24"/>Artículo 24.</text:h>
      <text:list xml:id="list1366524045" text:style-name="L24">
        <text:list-item>
          <text:p text:style-name="P27">Toda persona tiene derecho al descanso, al disfrute del tiempo libre, a una limitación razonable de la duración del trabajo y a vacaciones periódicas pagadas.</text:p>
        </text:list-item>
      </text:list>
      <text:h text:style-name="P49" text:outline-level="3"><draw:frame draw:style-name="fr1" draw:name="Frame25" text:anchor-type="paragraph" svg:width="16.51cm" draw:z-index="24"><draw:text-box fo:min-height="0.041cm"><text:p text:style-name="Text_20_body"><text:a xlink:type="simple" xlink:href="#atop"><text:span text:style-name="T3">Subir</text:span></text:a></text:p></draw:text-box></draw:frame><text:bookmark text:name="a25"/>Artículo 25.</text:h>
      <text:list xml:id="list1818519645" text:style-name="L25">
        <text:list-item>
          <text:p text:style-name="P44">1. Toda persona tiene derecho a un nivel de vida adecuado que le asegure, así como a su familia, la salud y el bienestar, y en especial la alimentación, el vestido, la vivienda, la asistencia médica y los servicios sociales necesarios; tiene asimismo derecho a los seguros en caso de desempleo, enfermedad, invalidez, viudez, vejez u otros casos de pérdida de sus medios de subsistencia por circunstancias independientes de su voluntad.</text:p>
        </text:list-item>
        <text:list-item>
          <text:p text:style-name="P28">2. La maternidad y la infancia tienen derecho a cuidados y asistencia especiales. Todos los niños, nacidos de matrimonio o fuera de matrimonio, tienen derecho a igual protección social.</text:p>
        </text:list-item>
      </text:list>
      <text:h text:style-name="P49" text:outline-level="3"><draw:frame draw:style-name="fr1" draw:name="Frame26" text:anchor-type="paragraph" svg:width="16.51cm" draw:z-index="25"><draw:text-box fo:min-height="0.041cm"><text:p text:style-name="Text_20_body"><text:a xlink:type="simple" xlink:href="#atop"><text:span text:style-name="T3">Subir</text:span></text:a></text:p></draw:text-box></draw:frame><text:bookmark text:name="a26"/>Artículo 26.</text:h>
      <text:list xml:id="list1546738682" text:style-name="L26">
        <text:list-item>
          <text:p text:style-name="P45">1. Toda persona tiene derecho a la educación. La educación debe ser gratuita, al menos en lo concerniente a la instrucción elemental y fundamental. La instrucción elemental será obligatoria. La instrucción técnica y profesional habrá de ser generalizada; el acceso a los estudios superiores será igual para todos, en función de los méritos respectivos.</text:p>
        </text:list-item>
        <text:list-item>
          <text:p text:style-name="P45">2. La educación tendrá por objeto el pleno desarrollo de la personalidad humana y el fortalecimiento del respeto a los derechos humanos y a las libertades fundamentales; favorecerá la comprensión, la tolerancia y la amistad entre todas las naciones y todos los grupos étnicos o religiosos, y promoverá el desarrollo de las actividades de las Naciones Unidas para el mantenimiento de la paz.</text:p>
        </text:list-item>
        <text:list-item>
          <text:p text:style-name="P29">3. Los padres tendrán derecho preferente a escoger el tipo de educación que habrá de darse a sus hijos.</text:p>
        </text:list-item>
      </text:list>
      <text:h text:style-name="P49" text:outline-level="3"><draw:frame draw:style-name="fr1" draw:name="Frame27" text:anchor-type="paragraph" svg:width="16.51cm" draw:z-index="26"><draw:text-box fo:min-height="0.041cm"><text:p text:style-name="Text_20_body"><text:a xlink:type="simple" xlink:href="#atop"><text:span text:style-name="T3">Subir</text:span></text:a></text:p></draw:text-box></draw:frame><text:bookmark text:name="a27"/>Artículo 27.</text:h>
      <text:list xml:id="list786983746" text:style-name="L27">
        <text:list-item>
          <text:p text:style-name="P46">1. Toda persona tiene derecho a tomar parte libremente en la vida cultural de la comunidad, a gozar de las artes y a participar en el progreso científico y en los beneficios que de él resulten.</text:p>
        </text:list-item>
        <text:list-item>
          <text:p text:style-name="P30">2. Toda persona tiene derecho a la protección de los intereses morales y materiales que le correspondan por razón de las producciones científicas, literarias o artísticas de que sea autora.</text:p>
        </text:list-item>
      </text:list>
      <text:h text:style-name="P49" text:outline-level="3"><draw:frame draw:style-name="fr1" draw:name="Frame28" text:anchor-type="paragraph" svg:width="16.51cm" draw:z-index="27"><draw:text-box fo:min-height="0.041cm"><text:p text:style-name="Text_20_body"><text:a xlink:type="simple" xlink:href="#atop"><text:span text:style-name="T3">Subir</text:span></text:a></text:p></draw:text-box></draw:frame><text:bookmark text:name="a28"/>Artículo 28.</text:h>
      <text:list xml:id="list541083029" text:style-name="L28">
        <text:list-item>
          <text:p text:style-name="P31">Toda persona tiene derecho a que se establezca un orden social e internacional en el que los derechos y libertades proclamados en esta Declaración se hagan plenamente efectivos.</text:p>
        </text:list-item>
      </text:list>
      <text:h text:style-name="P49" text:outline-level="3"><draw:frame draw:style-name="fr1" draw:name="Frame29" text:anchor-type="paragraph" svg:width="16.51cm" draw:z-index="28"><draw:text-box fo:min-height="0.041cm"><text:p text:style-name="Text_20_body"><text:a xlink:type="simple" xlink:href="#atop"><text:span text:style-name="T3">Subir</text:span></text:a></text:p></draw:text-box></draw:frame><text:bookmark text:name="a29"/><text:soft-page-break/>Artículo 29.</text:h>
      <text:list xml:id="list325011420" text:style-name="L29">
        <text:list-item>
          <text:p text:style-name="P47">1. Toda persona tiene deberes respecto a la comunidad, puesto que sólo en ella puede desarrollar libre y plenamente su personalidad.</text:p>
        </text:list-item>
        <text:list-item>
          <text:p text:style-name="P47">2. En el ejercicio de sus derechos y en el disfrute de sus libertades, toda persona estará solamente sujeta a las limitaciones establecidas por la ley con el único fin de asegurar el reconocimiento y el respeto de los derechos y libertades de los demás, y de satisfacer las justas exigencias de la moral, del orden público y del bienestar general en una sociedad democrática.</text:p>
        </text:list-item>
        <text:list-item>
          <text:p text:style-name="P32">3. Estos derechos y libertades no podrán, en ningún caso, ser ejercidos en oposición a los propósitos y principios de las Naciones Unidas.</text:p>
        </text:list-item>
      </text:list>
      <text:h text:style-name="P49" text:outline-level="3"><draw:frame draw:style-name="fr1" draw:name="Frame30" text:anchor-type="paragraph" svg:width="16.51cm" draw:z-index="29"><draw:text-box fo:min-height="0.041cm"><text:p text:style-name="Text_20_body"><text:a xlink:type="simple" xlink:href="#atop"><text:span text:style-name="T3">Subir</text:span></text:a></text:p></draw:text-box></draw:frame><text:bookmark text:name="a30"/>Artículo 30.</text:h>
      <text:list xml:id="list900618545" text:style-name="L30">
        <text:list-item>
          <text:p text:style-name="P33">Nada en esta Declaración podrá interpretarse en el sentido de que confiere derecho alguno al Estado, a un grupo o a una persona, para emprender y desarrollar actividades o realizar actos tendientes a la supresión de cualquiera de los derechos y libertades proclamados en esta Declaració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eva" svg:font-family="Geneva, Arial, Helvetica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msanchez </meta:initial-creator>
    <meta:creation-date>2010-01-20T11:44:17</meta:creation-date>
    <meta:document-statistic meta:table-count="0" meta:image-count="0" meta:object-count="0" meta:page-count="5" meta:paragraph-count="120" meta:word-count="2016" meta:character-count="12062"/>
    <dc:date>2010-01-20T11:46:03</dc:date>
    <dc:creator>vmsanchez </dc:creator>
    <meta:editing-duration>PT00H01M48S</meta:editing-duration>
    <meta:editing-cycles>1</meta:editing-cycles>
    <meta:generator>OpenOffice.org/3.1$Linux OpenOffice.org_project/310m19$Build-9420</meta:generator>
  </office:meta>
</office:document-meta>
</file>